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19252"/>
    </style:style>
    <style:style style:name="P3" style:family="paragraph" style:parent-style-name="Text_20_body" style:list-style-name="L1">
      <style:text-properties officeooo:rsid="000e28b8" officeooo:paragraph-rsid="000e28b8"/>
    </style:style>
    <style:style style:name="P4" style:family="paragraph" style:parent-style-name="Text_20_body" style:list-style-name="L1">
      <style:text-properties officeooo:rsid="000e28b8" officeooo:paragraph-rsid="00151890"/>
    </style:style>
    <style:style style:name="T1" style:family="text">
      <style:text-properties officeooo:rsid="001192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ey features of Scrum</text:p>
      <text:list xml:id="list3610163818" text:style-name="L1">
        <text:list-item>
          <text:p text:style-name="P1">What is Scrum</text:p>
          <text:list>
            <text:list-item>
              <text:p text:style-name="P1">A framework within which people can address complex adaptive problems, while productively and creatively delivering products of the highest possible value.</text:p>
            </text:list-item>
          </text:list>
        </text:list-item>
        <text:list-item>
          <text:p text:style-name="P1">Describe essential elements from Scrum</text:p>
          <text:list>
            <text:list-item>
              <text:p text:style-name="P1">Scrum roles, (Product Owner, Scrum Master, Team)</text:p>
            </text:list-item>
            <text:list-item>
              <text:p text:style-name="P1">Scrum practices (Sprint Planning+Daily Scrum+Sprint Review+Sprint Retrospective,+Baclog refinement)</text:p>
            </text:list-item>
            <text:list-item>
              <text:p text:style-name="P1">Scrum assets (fx Product Burndown+Sprint Burndown+Scrum board)</text:p>
            </text:list-item>
          </text:list>
        </text:list-item>
        <text:list-item>
          <text:p text:style-name="P1">What is the focus of Scrum to the development process?</text:p>
          <text:list>
            <text:list-item>
              <text:p text:style-name="P1">Focus on a empirical instead of defined process, and therefore the three pillars of Scrum are Transparency, Inspect og Adapt</text:p>
            </text:list-item>
          </text:list>
        </text:list-item>
        <text:list-item>
          <text:p text:style-name="P1">Can you mention one or more Core values in Scrum</text:p>
          <text:list>
            <text:list-item>
              <text:p text:style-name="P2"><text:span text:style-name="T1">C</text:span>ommitment (to iteration goal),</text:p>
            </text:list-item>
            <text:list-item>
              <text:p text:style-name="P2">courage (on teration goals)</text:p>
            </text:list-item>
            <text:list-item>
              <text:p text:style-name="P2">focus (to work and progress)</text:p>
            </text:list-item>
            <text:list-item>
              <text:p text:style-name="P2">openness (or team responsibility)</text:p>
            </text:list-item>
            <text:list-item>
              <text:p text:style-name="P2">respect (for management to trust team, for team to take responsibility)</text:p>
            </text:list-item>
          </text:list>
        </text:list-item>
        <text:list-item>
          <text:p text:style-name="P3">Can you mention some typical errors or mistakes in the use of Scrum</text:p>
          <text:list>
            <text:list-item>
              <text:p text:style-name="P3">Scrum master implemented as manager who tells team what to do (right way: Facilitator for team)</text:p>
            </text:list-item>
            <text:list-item>
              <text:p text:style-name="P3">Customers are not involved in each iteration</text:p>
            </text:list-item>
            <text:list-item>
              <text:p text:style-name="P3">New requirements or tasks are added to team during iteration</text:p>
            </text:list-item>
          </text:list>
        </text:list-item>
        <text:list-item>
          <text:p text:style-name="P3">Can you say something about eXtreme Programming (XP) and what techniques that in particular fit to Scrum</text:p>
          <text:list>
            <text:list-item>
              <text:p text:style-name="P3">Customer on-site, user stories, <text:a xlink:type="simple" xlink:href="https://hygger.io/blog/4-steps-to-planning-game-in-extreme-programming/" text:style-name="Internet_20_link" text:visited-style-name="Visited_20_Internet_20_Link">planning game</text:a></text:p>
            </text:list-item>
          </text:list>
        </text:list-item>
        <text:list-item>
          <text:p text:style-name="P3">What is the difference between plandriven and agile?</text:p>
          <text:list>
            <text:list-item>
              <text:p text:style-name="P4"><text:a xlink:type="simple" xlink:href="https://www.seguetech.com/waterfall-vs-agile-methodology/" text:style-name="Internet_20_link" text:visited-style-name="Visited_20_Internet_20_Link">https://www.seguetech.com/waterfall-vs-agile-methodology/</text:a></text:p>
            </text:list-item>
          </text:list>
        </text:list-item>
        <text:list-item>
          <text:p text:style-name="P3">How defines Böhm/Turner the primary factors to balance plandriven and agile?</text:p>
          <text:list>
            <text:list-item>
              <text:p text:style-name="P3">Application (small, rapid change, turbulent environemnet)</text:p>
            </text:list-item>
            <text:list-item>
              <text:p text:style-name="P3"><text:soft-page-break/>Management (onsite, qualitative control, tacit knowledge)</text:p>
            </text:list-item>
            <text:list-item>
              <text:p text:style-name="P3">Technical (Prioritized informal requirements, simple design,</text:p>
            </text:list-item>
            <text:list-item>
              <text:p text:style-name="P3">People (Cochkburn L2 and L3 developers)</text:p>
            </text:list-item>
          </text:list>
        </text:list-item>
        <text:list-item>
          <text:p text:style-name="P3">Why do requirements change?</text:p>
          <text:list>
            <text:list-item>
              <text:p text:style-name="P3">Business, technology, læring fra brug</text:p>
            </text:list-item>
          </text:list>
        </text:list-item>
        <text:list-item>
          <text:p text:style-name="P3">How can you manage requirements and requirements change</text:p>
          <text:list>
            <text:list-item>
              <text:p text:style-name="P3">Change process, analysis of impact</text:p>
            </text:list-item>
          </text:list>
        </text:list-item>
        <text:list-item>
          <text:p text:style-name="P3">What is continuous integration and how does it relate to agile</text:p>
          <text:list>
            <text:list-item>
              <text:p text:style-name="P3">Prototype development, XP practices, Home groun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4:17:09.508628941</meta:creation-date>
    <dc:date>2019-01-05T15:26:07.618884284</dc:date>
    <meta:editing-duration>PT28M34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2" meta:paragraph-count="34" meta:word-count="308" meta:character-count="1962" meta:non-whitespace-character-count="1721"/>
  </office:meta>
</office:document-meta>
</file>